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1" fo:font-size="16pt" fo:font-weight="bold" officeooo:rsid="000ec632" officeooo:paragraph-rsid="000ec63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0.504cm"/>
        </style:tab-stops>
      </style:paragraph-properties>
      <style:text-properties fo:color="#c9211e" loext:opacity="100%" style:font-name="Ubuntu1" fo:font-size="16pt" fo:font-weight="bold" officeooo:rsid="000ec632" officeooo:paragraph-rsid="0030b40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02117" officeooo:paragraph-rsid="0010211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13236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20d729" officeooo:paragraph-rsid="001fd07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0ec632" officeooo:paragraph-rsid="0030b40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36bbc2" officeooo:paragraph-rsid="0036bbc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32283a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32283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9656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b1c5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34db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ec632" officeooo:paragraph-rsid="000ec63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fbfbc" officeooo:paragraph-rsid="003b1c5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0ec63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30b40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Ubuntu1" fo:font-size="12pt" fo:font-weight="normal" officeooo:rsid="000ec632" officeooo:paragraph-rsid="000ec63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3236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0211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20d729" officeooo:paragraph-rsid="001fd07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f7a18" officeooo:paragraph-rsid="001fd07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30b40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32283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4071eb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paragraph-rsid="0013236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cdb55" officeooo:paragraph-rsid="0013236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3236d" officeooo:paragraph-rsid="0013236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4af4e" officeooo:paragraph-rsid="0013236d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cdb55" officeooo:paragraph-rsid="0013236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df06a" officeooo:paragraph-rsid="0013236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fd076" officeooo:paragraph-rsid="001fd07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13236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5158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6e8b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23385b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1fd076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6e8b5" officeooo:paragraph-rsid="0026e8b5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7e82d" officeooo:paragraph-rsid="0026e8b5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9a7cc" officeooo:paragraph-rsid="0029a7cc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9a7c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ac45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paragraph-rsid="0030b40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paragraph-rsid="0032283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19b31" officeooo:paragraph-rsid="0032f3e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19b31" officeooo:paragraph-rsid="0032283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2f3e4" officeooo:paragraph-rsid="0032f3e4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cdb55" officeooo:paragraph-rsid="001fd076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0ec632" officeooo:paragraph-rsid="0030b406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cdb55" officeooo:paragraph-rsid="0013236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df06a" officeooo:paragraph-rsid="0013236d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3385b" officeooo:paragraph-rsid="001fd076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paragraph-rsid="0032283a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d44b5" officeooo:paragraph-rsid="002d44b5" fo:background-color="#ffff00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bold" officeooo:rsid="0029a7cc" officeooo:paragraph-rsid="0029a7cc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9a7cc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ac45c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ac45c" officeooo:paragraph-rsid="002ac45c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000000" loext:opacity="100%" fo:letter-spacing="normal" fo:font-weight="normal" officeooo:rsid="002d3576" officeooo:paragraph-rsid="002d44b5" fo:background-color="#ffff00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rsid="0013236d" officeooo:paragraph-rsid="0013236d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paragraph-rsid="0013236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paragraph-rsid="0013236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1fd076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3385b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5158f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6e8b5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officeooo:rsid="001fd076" officeooo:paragraph-rsid="001fd076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5158f" officeooo:paragraph-rsid="0025158f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9a7cc" officeooo:paragraph-rsid="0029a7cc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normal" officeooo:rsid="002ac45c" officeooo:paragraph-rsid="002ac45c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5158f" officeooo:paragraph-rsid="0025158f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19b31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36bbc2" officeooo:paragraph-rsid="0036bbc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242f26" officeooo:paragraph-rsid="0013236d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45c574" officeooo:paragraph-rsid="0045c574" fo:background-color="#ffff00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ec632" officeooo:paragraph-rsid="000ec632" fo:background-color="#ffff00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paragraph-rsid="0032283a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9656d" officeooo:paragraph-rsid="00388f60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0fbfbc" officeooo:paragraph-rsid="003b1c54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f7b7e" officeooo:paragraph-rsid="003da6ce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1e0cf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34019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34db5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c574" officeooo:paragraph-rsid="0045c574" fo:background-color="#ffff00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76d67" officeooo:paragraph-rsid="0032283a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88f60" officeooo:paragraph-rsid="00388f6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2e9b" officeooo:paragraph-rsid="00388f60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656d" officeooo:paragraph-rsid="00388f60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656d" officeooo:paragraph-rsid="0039656d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ca651" officeooo:paragraph-rsid="003ca65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22a5f" officeooo:paragraph-rsid="004071eb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1e0cf" officeooo:paragraph-rsid="0041e0cf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34019" officeooo:paragraph-rsid="00434db5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34db5" officeooo:paragraph-rsid="0041e0cf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7a51e" officeooo:paragraph-rsid="0045c574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76d67" officeooo:paragraph-rsid="00376d67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Ubuntu1" fo:font-size="12pt" fo:letter-spacing="normal" fo:font-style="normal" style:text-underline-style="solid" style:text-underline-width="auto" style:text-underline-color="font-color" fo:font-weight="bold" officeooo:rsid="00450da6" officeooo:paragraph-rsid="00450da6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0ec632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36d" style:font-weight-asian="bold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officeooo:rsid="0013236d" style:font-weight-asian="normal" style:font-weight-complex="normal"/>
    </style:style>
    <style:style style:name="T6" style:family="text">
      <style:text-properties fo:color="#000000" loext:opacity="100%" fo:font-weight="normal" officeooo:rsid="00319b31" style:font-weight-asian="normal" style:font-weight-complex="normal"/>
    </style:style>
    <style:style style:name="T7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officeooo:rsid="001cdb55"/>
    </style:style>
    <style:style style:name="T9" style:family="text">
      <style:text-properties fo:color="#000000" loext:opacity="100%" officeooo:rsid="001cdb55" style:font-weight-asian="normal" style:font-weight-complex="normal"/>
    </style:style>
    <style:style style:name="T10" style:family="text">
      <style:text-properties fo:color="#000000" loext:opacity="100%" style:font-name="Ubuntu1" fo:font-size="12pt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Ubuntu1" fo:font-size="12pt" fo:font-style="normal" fo:font-weight="normal" officeooo:rsid="001cdb55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Ubuntu1" fo:font-size="12pt" fo:font-style="normal" fo:font-weight="normal" officeooo:rsid="001df06a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Ubuntu1" fo:font-size="12pt" fo:font-style="normal" fo:font-weight="normal" officeooo:rsid="001fd076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Ubuntu1" fo:font-size="12pt" fo:font-style="normal" fo:font-weight="normal" officeooo:rsid="0023385b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Ubuntu1" fo:font-size="12pt" fo:font-style="normal" fo:font-weight="normal" officeooo:rsid="0025158f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Ubuntu1" fo:font-size="12pt" fo:font-style="normal" fo:font-weight="normal" officeooo:rsid="0026e8b5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Ubuntu1" fo:font-size="12pt" fo:font-style="normal" fo:font-weight="normal" officeooo:rsid="0027e82d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Ubuntu1" fo:font-size="12pt" fo:font-style="normal" fo:font-weight="bold" style:font-size-asian="12pt" style:font-weight-asian="bold" style:font-size-complex="12pt" style:font-weight-complex="bold"/>
    </style:style>
    <style:style style:name="T19" style:family="text">
      <style:text-properties fo:color="#000000" loext:opacity="100%"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20" style:family="text">
      <style:text-properties fo:color="#000000" loext:opacity="100%" style:font-name="Ubuntu1" fo:font-size="12pt" fo:font-style="normal" fo:font-weight="bold" officeooo:rsid="001cdb55" style:font-size-asian="12pt" style:font-weight-asian="bold" style:font-size-complex="12pt" style:font-weight-complex="bold"/>
    </style:style>
    <style:style style:name="T21" style:family="text">
      <style:text-properties fo:color="#000000" loext:opacity="100%" style:font-name="Ubuntu1" fo:font-size="12pt" fo:font-style="normal" fo:font-weight="bold" officeooo:rsid="001fd076" style:font-size-asian="12pt" style:font-weight-asian="bold" style:font-size-complex="12pt" style:font-weight-complex="bold"/>
    </style:style>
    <style:style style:name="T22" style:family="text">
      <style:text-properties fo:color="#000000" loext:opacity="100%" style:font-name="Ubuntu1" fo:font-size="12pt" fo:font-style="normal" fo:font-weight="bold" officeooo:rsid="0023385b" style:font-size-asian="12pt" style:font-weight-asian="bold" style:font-size-complex="12pt" style:font-weight-complex="bold"/>
    </style:style>
    <style:style style:name="T23" style:family="text">
      <style:text-properties fo:color="#000000" loext:opacity="100%" style:font-name="Ubuntu1" fo:font-size="12pt" fo:font-style="normal" fo:font-weight="bold" officeooo:rsid="0025158f" style:font-size-asian="12pt" style:font-weight-asian="bold" style:font-size-complex="12pt" style:font-weight-complex="bold"/>
    </style:style>
    <style:style style:name="T24" style:family="text">
      <style:text-properties fo:color="#000000" loext:opacity="100%" style:font-name="Ubuntu1" fo:font-size="12pt" fo:font-style="normal" fo:font-weight="bold" officeooo:rsid="0026e8b5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Ubuntu1" fo:font-size="12pt" fo:font-style="normal" fo:font-weight="bold" officeooo:rsid="0027e82d" style:font-size-asian="12pt" style:font-weight-asian="bold" style:font-size-complex="12pt" style:font-weight-complex="bold"/>
    </style:style>
    <style:style style:name="T26" style:family="text">
      <style:text-properties fo:color="#000000" loext:opacity="100%" style:font-name="Ubuntu1" fo:font-size="12pt" fo:font-style="normal" style:font-size-asian="12pt" style:font-size-complex="12pt"/>
    </style:style>
    <style:style style:name="T27" style:family="text">
      <style:text-properties fo:color="#000000" loext:opacity="100%" style:font-name="Ubuntu1" fo:font-weight="bold" officeooo:rsid="001cdb55" style:font-size-asian="12pt" style:font-weight-asian="bold" style:font-size-complex="12pt" style:font-weight-complex="bold"/>
    </style:style>
    <style:style style:name="T28" style:family="text">
      <style:text-properties officeooo:rsid="0019deb3" style:font-size-asian="10.5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30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31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Ubuntu" fo:letter-spacing="normal" fo:font-style="normal" fo:font-weight="normal" officeooo:rsid="0013236d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Ubuntu" fo:letter-spacing="normal" fo:font-style="normal" fo:font-weight="normal" officeooo:rsid="0013236d"/>
    </style:style>
    <style:style style:name="T34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35" style:family="text">
      <style:text-properties fo:font-variant="normal" fo:text-transform="none" fo:color="#000000" loext:opacity="100%" style:font-name="Ubuntu" fo:letter-spacing="normal" fo:font-style="normal" officeooo:rsid="0013236d" style:font-weight-asian="bold" style:font-weight-complex="bold"/>
    </style:style>
    <style:style style:name="T36" style:family="text">
      <style:text-properties fo:font-variant="normal" fo:text-transform="none" fo:color="#000000" loext:opacity="100%" fo:letter-spacing="normal"/>
    </style:style>
    <style:style style:name="T37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38" style:family="text">
      <style:text-properties fo:font-variant="normal" fo:text-transform="none" fo:color="#000000" loext:opacity="100%" fo:letter-spacing="normal" fo:font-weight="normal" officeooo:rsid="00319b31" style:font-weight-asian="normal" style:font-weight-complex="normal"/>
    </style:style>
    <style:style style:name="T39" style:family="text">
      <style:text-properties fo:font-variant="normal" fo:text-transform="none" fo:color="#000000" loext:opacity="100%" fo:letter-spacing="normal" fo:font-weight="normal" officeooo:rsid="00376d67" style:font-weight-asian="normal" style:font-weight-complex="normal"/>
    </style:style>
    <style:style style:name="T40" style:family="text">
      <style:text-properties fo:font-variant="normal" fo:text-transform="none" fo:color="#000000" loext:opacity="100%" fo:letter-spacing="normal" fo:font-weight="normal" officeooo:rsid="00392e9b" style:font-weight-asian="normal" style:font-weight-complex="normal"/>
    </style:style>
    <style:style style:name="T41" style:family="text">
      <style:text-properties fo:font-variant="normal" fo:text-transform="none" fo:color="#000000" loext:opacity="100%" fo:letter-spacing="normal" fo:font-weight="normal" officeooo:rsid="0039656d" style:font-weight-asian="normal" style:font-weight-complex="normal"/>
    </style:style>
    <style:style style:name="T42" style:family="text">
      <style:text-properties fo:font-variant="normal" fo:text-transform="none" fo:color="#000000" loext:opacity="100%" fo:letter-spacing="normal" fo:font-weight="normal" officeooo:rsid="003a109e" style:font-weight-asian="normal" style:font-weight-complex="normal"/>
    </style:style>
    <style:style style:name="T43" style:family="text">
      <style:text-properties fo:font-variant="normal" fo:text-transform="none" fo:color="#000000" loext:opacity="100%" fo:letter-spacing="normal" fo:font-weight="normal" officeooo:rsid="003f7b7e" style:font-weight-asian="normal" style:font-weight-complex="normal"/>
    </style:style>
    <style:style style:name="T44" style:family="text">
      <style:text-properties fo:font-variant="normal" fo:text-transform="none" fo:color="#000000" loext:opacity="100%" fo:letter-spacing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fo:letter-spacing="normal" fo:font-weight="normal" officeooo:rsid="00434019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loext:opacity="100%" fo:letter-spacing="normal" fo:font-weight="normal" officeooo:rsid="00434db5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loext:opacity="100%" fo:letter-spacing="normal" officeooo:rsid="0032283a"/>
    </style:style>
    <style:style style:name="T48" style:family="text">
      <style:text-properties fo:font-variant="normal" fo:text-transform="none" fo:color="#000000" loext:opacity="100%" fo:letter-spacing="normal" style:font-weight-asian="bold" style:font-weight-complex="bold"/>
    </style:style>
    <style:style style:name="T49" style:family="text">
      <style:text-properties fo:font-variant="normal" fo:text-transform="none" fo:color="#000000" loext:opacity="100%" fo:letter-spacing="normal" officeooo:rsid="00376d67" style:font-weight-asian="bold" style:font-weight-complex="bold"/>
    </style:style>
    <style:style style:name="T50" style:family="text">
      <style:text-properties fo:font-variant="normal" fo:text-transform="none" fo:color="#000000" loext:opacity="100%" fo:letter-spacing="normal" officeooo:rsid="00392e9b" style:font-weight-asian="bold" style:font-weight-complex="bold"/>
    </style:style>
    <style:style style:name="T51" style:family="text">
      <style:text-properties fo:font-variant="normal" fo:text-transform="none" fo:color="#000000" loext:opacity="100%" fo:letter-spacing="normal" officeooo:rsid="0039656d" style:font-weight-asian="bold" style:font-weight-complex="bold"/>
    </style:style>
    <style:style style:name="T52" style:family="text">
      <style:text-properties fo:font-variant="normal" fo:text-transform="none" fo:color="#000000" loext:opacity="100%" fo:letter-spacing="normal" officeooo:rsid="003a109e" style:font-weight-asian="bold" style:font-weight-complex="bold"/>
    </style:style>
    <style:style style:name="T53" style:family="text">
      <style:text-properties fo:font-variant="normal" fo:text-transform="none" fo:color="#000000" loext:opacity="100%" fo:letter-spacing="normal" officeooo:rsid="000fbfbc" style:font-size-asian="10.5pt"/>
    </style:style>
    <style:style style:name="T54" style:family="text">
      <style:text-properties fo:font-variant="normal" fo:text-transform="none" fo:color="#000000" loext:opacity="100%" fo:letter-spacing="normal" officeooo:rsid="003f7b7e"/>
    </style:style>
    <style:style style:name="T55" style:family="text">
      <style:text-properties fo:font-variant="normal" fo:text-transform="none" fo:color="#000000" loext:opacity="100%" fo:letter-spacing="normal" style:font-style-asian="normal" style:font-style-complex="normal"/>
    </style:style>
    <style:style style:name="T56" style:family="text">
      <style:text-properties fo:font-variant="normal" fo:text-transform="none" fo:color="#000000" loext:opacity="100%" fo:letter-spacing="normal" officeooo:rsid="00434019" style:font-style-asian="normal" style:font-style-complex="normal"/>
    </style:style>
    <style:style style:name="T57" style:family="text">
      <style:text-properties fo:font-variant="normal" fo:text-transform="none" fo:color="#000000" loext:opacity="100%" fo:letter-spacing="normal" officeooo:rsid="00434db5" style:font-style-asian="normal" style:font-style-complex="normal"/>
    </style:style>
    <style:style style:name="T58" style:family="text">
      <style:text-properties fo:font-variant="normal" fo:text-transform="none" fo:letter-spacing="normal"/>
    </style:style>
    <style:style style:name="T59" style:family="text">
      <style:text-properties fo:font-variant="normal" fo:text-transform="none" fo:letter-spacing="normal" officeooo:rsid="003a109e" style:font-weight-asian="bold" style:font-weight-complex="bold"/>
    </style:style>
    <style:style style:name="T60" style:family="text">
      <style:text-properties fo:font-variant="normal" fo:text-transform="none" fo:letter-spacing="normal" fo:font-weight="normal" style:font-weight-asian="normal" style:font-weight-complex="normal"/>
    </style:style>
    <style:style style:name="T61" style:family="text">
      <style:text-properties fo:font-variant="normal" fo:text-transform="none" fo:letter-spacing="normal" fo:font-weight="normal" officeooo:rsid="003ca651" style:font-weight-asian="normal" style:font-weight-complex="normal"/>
    </style:style>
    <style:style style:name="T62" style:family="text">
      <style:text-properties fo:font-variant="normal" fo:text-transform="none" fo:letter-spacing="normal" fo:font-weight="normal" officeooo:rsid="00122a5f" style:font-weight-asian="normal" style:font-weight-complex="normal"/>
    </style:style>
    <style:style style:name="T63" style:family="text">
      <style:text-properties fo:font-variant="normal" fo:text-transform="none" fo:letter-spacing="normal" officeooo:rsid="00376d67"/>
    </style:style>
    <style:style style:name="T64" style:family="text">
      <style:text-properties fo:font-variant="normal" fo:text-transform="none" fo:letter-spacing="normal" officeooo:rsid="0039656d"/>
    </style:style>
    <style:style style:name="T65" style:family="text">
      <style:text-properties fo:font-variant="normal" fo:text-transform="none" fo:letter-spacing="normal" officeooo:rsid="003b1c54"/>
    </style:style>
    <style:style style:name="T66" style:family="text">
      <style:text-properties fo:font-variant="normal" fo:text-transform="none" fo:letter-spacing="normal" officeooo:rsid="003ca651"/>
    </style:style>
    <style:style style:name="T67" style:family="text">
      <style:text-properties fo:font-variant="normal" fo:text-transform="none" fo:letter-spacing="normal" officeooo:rsid="003f7b7e"/>
    </style:style>
    <style:style style:name="T68" style:family="text">
      <style:text-properties fo:font-variant="normal" fo:text-transform="none" fo:letter-spacing="normal" officeooo:rsid="004071eb"/>
    </style:style>
    <style:style style:name="T69" style:family="text">
      <style:text-properties fo:font-variant="normal" fo:text-transform="none" fo:letter-spacing="normal" officeooo:rsid="00122a5f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officeooo:rsid="00196b63"/>
    </style:style>
    <style:style style:name="T72" style:family="text">
      <style:text-properties officeooo:rsid="0050fabc"/>
    </style:style>
    <style:style style:name="T73" style:family="text">
      <style:text-properties style:font-name="Ubuntu1" fo:font-size="12pt" fo:font-style="normal" fo:font-weight="bold" style:font-size-asian="12pt" style:font-weight-asian="bold" style:font-size-complex="12pt" style:font-weight-complex="bold"/>
    </style:style>
    <style:style style:name="T74" style:family="text">
      <style:text-properties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75" style:family="text">
      <style:text-properties style:font-name="Ubuntu1" fo:font-size="12pt" fo:font-style="normal" fo:font-weight="bold" officeooo:rsid="002ac45c" style:font-size-asian="12pt" style:font-weight-asian="bold" style:font-size-complex="12pt" style:font-weight-complex="bold"/>
    </style:style>
    <style:style style:name="T76" style:family="text">
      <style:text-properties style:font-name="Ubuntu1" fo:font-size="12pt" fo:font-style="normal" fo:font-weight="bold" officeooo:rsid="002c2b04" style:font-size-asian="12pt" style:font-weight-asian="bold" style:font-size-complex="12pt" style:font-weight-complex="bold"/>
    </style:style>
    <style:style style:name="T77" style:family="text">
      <style:text-properties style:font-name="Ubuntu1" fo:font-size="12pt" fo:font-style="normal" fo:font-weight="bold" officeooo:rsid="002d44b5" style:font-size-asian="12pt" style:font-weight-asian="bold" style:font-size-complex="12pt" style:font-weight-complex="bold"/>
    </style:style>
    <style:style style:name="T78" style:family="text">
      <style:text-properties style:font-name="Ubuntu1" fo:font-size="12pt" fo:font-style="normal" fo:font-weight="bold" officeooo:rsid="002f2235" style:font-size-asian="12pt" style:font-weight-asian="bold" style:font-size-complex="12pt" style:font-weight-complex="bold"/>
    </style:style>
    <style:style style:name="T79" style:family="text">
      <style:text-properties style:font-name="Ubuntu1" fo:font-size="12pt" fo:font-style="normal" fo:font-weight="normal" style:font-size-asian="12pt" style:font-weight-asian="normal" style:font-size-complex="12pt" style:font-weight-complex="normal"/>
    </style:style>
    <style:style style:name="T80" style:family="text">
      <style:text-properties style:font-name="Ubuntu1" fo:font-size="12pt" fo:font-style="normal" style:font-size-asian="12pt" style:font-size-complex="12pt"/>
    </style:style>
    <style:style style:name="T81" style:family="text">
      <style:text-properties style:font-name="Ubuntu1" fo:font-size="12pt" fo:font-style="normal" officeooo:rsid="0023385b" style:font-size-asian="12pt" style:font-size-complex="12pt"/>
    </style:style>
    <style:style style:name="T82" style:family="text">
      <style:text-properties style:font-name="Ubuntu1" fo:font-size="12pt" fo:font-style="normal" officeooo:rsid="0027e82d" style:font-size-asian="12pt" style:font-size-complex="12pt"/>
    </style:style>
    <style:style style:name="T83" style:family="text">
      <style:text-properties style:font-name="Ubuntu1" fo:font-size="12pt" fo:font-style="normal" officeooo:rsid="002ac45c" style:font-size-asian="12pt" style:font-size-complex="12pt"/>
    </style:style>
    <style:style style:name="T84" style:family="text">
      <style:text-properties officeooo:rsid="0036bbc2"/>
    </style:style>
    <style:style style:name="T85" style:family="text">
      <style:text-properties officeooo:rsid="003ca651"/>
    </style:style>
    <style:style style:name="T86" style:family="text">
      <style:text-properties officeooo:rsid="001323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COM LINUX E MySQL PARA INICIANTES</text:p>
      <text:p text:style-name="P25"/>
      <text:p text:style-name="P25"/>
      <text:p text:style-name="P101"/>
      <text:p text:style-name="P100">MÓDULO: <text:span text:style-name="T86">INICIANDO COM MySQL:</text:span></text:p>
      <text:p text:style-name="P136"/>
      <text:p text:style-name="P4"><text:tab/><text:a xlink:type="simple" xlink:href="https://www.diegobrocanelli.com.br/mysql/comandos-basicos-mysql-no-terminal/" text:style-name="Internet_20_link" text:visited-style-name="Visited_20_Internet_20_Link"><text:span text:style-name="T70">https://www.diegobrocanelli.com.br/mysql/comandos-basicos-mysql-no-terminal/</text:span></text:a></text:p>
      <text:p text:style-name="P4"/>
      <text:p text:style-name="P4"><text:tab/><text:span text:style-name="T3">MySQL:</text:span></text:p>
      <text:p text:style-name="P4"><text:tab/><text:tab/></text:p>
      <text:p text:style-name="P26"><text:tab/><text:tab/>É o banco <text:s/>de dados open source mais popular do mundo, ele possui vários fatores que o tornam um poderoso banco de dados para ser utilizado em vários projetos.</text:p>
      <text:p text:style-name="P26"><text:tab/><text:tab/></text:p>
      <text:p text:style-name="P4"><text:span text:style-name="T4"><text:tab/><text:tab/><text:tab/></text:span><text:span text:style-name="T3">→</text:span><text:span text:style-name="T4"> Fácil de usar</text:span></text:p>
      <text:p text:style-name="P4"><text:span text:style-name="T4"><text:tab/><text:tab/><text:tab/></text:span><text:span text:style-name="T3">→</text:span><text:span text:style-name="T4"> Utiliza a linguagem SQL</text:span></text:p>
      <text:p text:style-name="P4"><text:span text:style-name="T4"><text:tab/><text:tab/><text:tab/></text:span><text:span text:style-name="T3">→ </text:span><text:span text:style-name="T4">Alta compatibilidade</text:span></text:p>
      <text:p text:style-name="P4"><text:span text:style-name="T4"><text:tab/><text:tab/><text:tab/></text:span><text:span text:style-name="T3">→ </text:span><text:span text:style-name="T4">Multiusuários;</text:span></text:p>
      <text:p text:style-name="P4"><text:span text:style-name="T4"><text:tab/><text:tab/><text:tab/></text:span><text:span text:style-name="T3">→</text:span><text:span text:style-name="T4"> Fácil manutenção</text:span></text:p>
      <text:p text:style-name="P4"><text:span text:style-name="T4"><text:tab/><text:tab/><text:tab/></text:span><text:span text:style-name="T3">→</text:span><text:span text:style-name="T4"> Open source</text:span></text:p>
      <text:p text:style-name="P26"/>
      <text:p text:style-name="P26"/>
      <text:p text:style-name="P4"><text:span text:style-name="T4"><text:tab/></text:span><text:span text:style-name="T3">O QUE É UM BANCO DE DADOS:</text:span></text:p>
      <text:p text:style-name="P3"><text:tab/><text:tab/></text:p>
      <text:p text:style-name="P3"><text:tab/><text:tab/><text:span text:style-name="T5">Um local onde podemos armazenar informações para consultas e utilização quando necessário</text:span></text:p>
      <text:p text:style-name="P27"><text:tab/><text:tab/>O db vai gerenciar os registros armazenados nele, por isso também poderá ser chamado de Sistema Gerenciador de db ou SGDB.</text:p>
      <text:p text:style-name="P27"/>
      <text:p text:style-name="P27"/>
      <text:p text:style-name="P96">BANCO DE DADOS RELACIONAL:</text:p>
      <text:p text:style-name="P97"><text:tab/></text:p>
      <text:p text:style-name="P35"><text:span text:style-name="T28"><text:tab/></text:span><text:span text:style-name="T29">Os bancos de dados relacionais armazenam os dados em linha e colunas, em tabelas, e são baseados na álgebra relacional, um campo da teoria dos conjuntos algébricos. </text:span><text:span text:style-name="T33">O banco de dados relacional é constituído de: </text:span><text:span text:style-name="T35">campos, colunas, ou tuplas </text:span><text:span text:style-name="T32">e</text:span><text:span text:style-name="T35"> tabelas.</text:span></text:p>
      <text:p text:style-name="P35"><text:span text:style-name="T29"><text:tab/>A</text:span><text:span text:style-name="T30">s linhas se relacionam com as colunas, por isso a denominação </text:span><text:span text:style-name="T34">relacional.</text:span></text:p>
      <text:p text:style-name="P35"><text:span text:style-name="T31"><text:tab/>A estrutura dos bancos relacionais permite associar informações de diferentes tabelas, utilizando </text:span><text:span text:style-name="T34">chaves estrangeiras</text:span><text:span text:style-name="T31">, também chamadas de índices.</text:span></text:p>
      <text:p text:style-name="P36"/>
      <text:p text:style-name="P36"/>
      <text:p text:style-name="P36"/>
      <text:p text:style-name="P75">BANCO DE DADOS NÃO RELACIONAL:</text:p>
      <text:p text:style-name="P39"><text:tab/></text:p>
      <text:p text:style-name="P36"><text:tab/>Já os bancos de dados não relacionais não é estruturado por tabelas, logo, não são necessários esquemas para adicionar um dado relacionando uma tabela com uma linha.</text:p>
      <text:p text:style-name="P36"/>
      <text:p text:style-name="P36"/>
      <text:p text:style-name="P84"/>
      <text:p text:style-name="P76">INSTALANDO O MySQL:</text:p>
      <text:p text:style-name="P85"><text:tab/></text:p>
      <text:p text:style-name="P36"><text:tab/><text:span text:style-name="T2">sudo apt install mysql-server</text:span></text:p>
      <text:p text:style-name="P40"><text:soft-page-break/></text:p>
      <text:p text:style-name="P40"/>
      <text:p text:style-name="P40"/>
      <text:p text:style-name="P76">ALTERAR A SENHA DO ROOT:</text:p>
      <text:p text:style-name="P76"/>
      <text:p text:style-name="P76"><text:tab/><text:a xlink:type="simple" xlink:href="https://linuxhint.com/change-mysql-root-password-ubuntu/" text:style-name="Internet_20_link" text:visited-style-name="Visited_20_Internet_20_Link"><text:span text:style-name="T71">https://linuxhint.com/change-mysql-root-password-ubuntu/</text:span></text:a></text:p>
      <text:p text:style-name="P76"/>
      <text:p text:style-name="P77"><text:span text:style-name="T1"><text:tab/></text:span><text:span text:style-name="T8">Checar a versão do MySQL:</text:span></text:p>
      <text:p text:style-name="P78"><text:span text:style-name="T9"><text:tab/><text:tab/></text:span><text:span text:style-name="T27">mysql –version</text:span></text:p>
      <text:p text:style-name="P42"/>
      <text:p text:style-name="P42"><text:tab/>Parar o MySQL server:</text:p>
      <text:p text:style-name="P79"><text:span text:style-name="T11"><text:tab/></text:span><text:span text:style-name="T20"><text:tab/>sudo systemctl stop mysql.service</text:span></text:p>
      <text:p text:style-name="P42"/>
      <text:p text:style-name="P42"><text:tab/>Checar se o MySQL parou:</text:p>
      <text:p text:style-name="P79"><text:span text:style-name="T11"><text:tab/><text:tab/></text:span><text:span text:style-name="T20">sudo systemctl status mysql.service</text:span></text:p>
      <text:p text:style-name="P42"/>
      <text:p text:style-name="P42"><text:tab/>Iniciar o MySQL sem conceder as tabelas e verificação de rede:</text:p>
      <text:p text:style-name="P79"><text:span text:style-name="T11"><text:tab/><text:tab/></text:span><text:span text:style-name="T20">sudo systemctl set-environment MYSQLD_OPTS="--skip-networking –skip-grant-tables"</text:span></text:p>
      <text:p text:style-name="P62"/>
      <text:p text:style-name="P42"><text:tab/>Agora podemos efetuar o login sem fornecer nenhuma senha.</text:p>
      <text:p text:style-name="P42"><text:tab/></text:p>
      <text:p text:style-name="P42"><text:tab/>Iniciar o server MySQL novamente:</text:p>
      <text:p text:style-name="P79"><text:span text:style-name="T11"><text:tab/><text:tab/></text:span><text:span text:style-name="T20">sudo systemctl start mysql.service</text:span></text:p>
      <text:p text:style-name="P42"/>
      <text:p text:style-name="P42"><text:tab/>Confirmar se o server está rodando:</text:p>
      <text:p text:style-name="P79"><text:span text:style-name="T11"><text:tab/><text:tab/></text:span><text:span text:style-name="T20">sudo systemctl status mysql.service</text:span></text:p>
      <text:p text:style-name="P42"/>
      <text:p text:style-name="P42"/>
      <text:p text:style-name="P42"><text:tab/>Fazendo login no usuário root sem fazer login:</text:p>
      <text:p text:style-name="P79"><text:span text:style-name="T11"><text:tab/><text:tab/></text:span><text:span text:style-name="T20">sudo mysql -u root</text:span></text:p>
      <text:p text:style-name="P42"/>
      <text:p text:style-name="P42"/>
      <text:p text:style-name="P42"><text:tab/>Liberar os privilégios:</text:p>
      <text:p text:style-name="P79"><text:span text:style-name="T11"><text:tab/><text:tab/></text:span><text:span text:style-name="T20">flush privileges;</text:span></text:p>
      <text:p text:style-name="P42"/>
      <text:p text:style-name="P42"><text:tab/>Selecionar o banco de dados:</text:p>
      <text:p text:style-name="P79"><text:span text:style-name="T11"><text:tab/></text:span><text:span text:style-name="T20"><text:tab/>use mysql;</text:span></text:p>
      <text:p text:style-name="P42"><text:tab/></text:p>
      <text:p text:style-name="P42"><text:tab/>Mudar a senha:</text:p>
      <text:p text:style-name="P79"><text:span text:style-name="T11"><text:tab/><text:tab/></text:span><text:span text:style-name="T20">ALTER USER 'root'@'localhost' IDENTIFIED BY 'the-new-password';</text:span></text:p>
      <text:p text:style-name="P42"/>
      <text:p text:style-name="P42"><text:tab/>Sair do Mysql</text:p>
      <text:p text:style-name="P79"><text:span text:style-name="T11"><text:tab/><text:tab/></text:span><text:span text:style-name="T20">quit;</text:span></text:p>
      <text:p text:style-name="P42"/>
      <text:p text:style-name="P42"><text:tab/>Reverter o servidor para as configurações normais:</text:p>
      <text:p text:style-name="P79"><text:span text:style-name="T11"><text:tab/><text:tab/></text:span><text:span text:style-name="T20">sudo systemctl unset-environment MYSQLD_OPTS</text:span></text:p>
      <text:p text:style-name="P42"/>
      <text:p text:style-name="P42"><text:tab/>Depois disso, remover a configuração do sistema modificado revertendo MySQL</text:p>
      <text:p text:style-name="P79"><text:span text:style-name="T11"><text:tab/><text:tab/></text:span><text:span text:style-name="T20">sudo systemctl reverter mysql</text:span></text:p>
      <text:p text:style-name="P42"/>
      <text:p text:style-name="P79"><text:span text:style-name="T11"><text:tab/></text:span><text:span text:style-name="T12">Agora, mate todos os processos MySQL</text:span></text:p>
      <text:p text:style-name="P79"><text:soft-page-break/><text:span text:style-name="T12"><text:tab/><text:tab/></text:span><text:span text:style-name="T19">sudo killall -u mysql</text:span></text:p>
      <text:p text:style-name="P43"/>
      <text:p text:style-name="P43"><text:tab/>Reiniciar o servidor</text:p>
      <text:p text:style-name="P79"><text:span text:style-name="T12"><text:tab/><text:tab/></text:span><text:span text:style-name="T19">sudo systemctl restart mysql.service</text:span></text:p>
      <text:p text:style-name="P43"/>
      <text:p text:style-name="P43"><text:tab/>Faça login com a senha definida:</text:p>
      <text:p text:style-name="P79"><text:span text:style-name="T12"><text:tab/><text:tab/></text:span><text:span text:style-name="T19">sudo mysql -u root -p</text:span></text:p>
      <text:p text:style-name="P63"/>
      <text:p text:style-name="P63"/>
      <text:p text:style-name="P86"><text:span text:style-name="T74">C</text:span><text:span text:style-name="T73">OMANDOS BÁSICOS:</text:span></text:p>
      <text:p text:style-name="P63"/>
      <text:p text:style-name="P79"><text:span text:style-name="T19"><text:tab/></text:span><text:span text:style-name="T21">show databases → </text:span><text:span text:style-name="T13"><text:s/>Mostra as tabelas</text:span></text:p>
      <text:p text:style-name="P79"><text:span text:style-name="T13"><text:tab/></text:span><text:span text:style-name="T23">use</text:span><text:span text:style-name="T15"> nomeDatabase → Utilizar a database</text:span></text:p>
      <text:p text:style-name="P79"><text:span text:style-name="T15"><text:tab/></text:span><text:span text:style-name="T23">desc</text:span><text:span text:style-name="T15"> nomeTabela → Lista as tabelas criadas</text:span></text:p>
      <text:p text:style-name="P45"><text:tab/></text:p>
      <text:p text:style-name="P63"/>
      <text:p text:style-name="P86"><text:span text:style-name="T74">C</text:span><text:span text:style-name="T73">RIAR UMA TABELA:</text:span></text:p>
      <text:p text:style-name="P90"/>
      <text:p text:style-name="P80"><text:span text:style-name="T18"><text:tab/></text:span><text:span text:style-name="T10">Logar no MySQL com root</text:span></text:p>
      <text:p text:style-name="P80"><text:span text:style-name="T10"><text:tab/><text:tab/></text:span><text:span text:style-name="T18">sudo mysql -u root -p</text:span></text:p>
      <text:p text:style-name="P64"/>
      <text:p text:style-name="P80"><text:span text:style-name="T18"><text:tab/></text:span><text:span text:style-name="T10">Criar a tabela:</text:span></text:p>
      <text:p text:style-name="P80"><text:span text:style-name="T10"><text:tab/><text:tab/></text:span><text:span text:style-name="T18">CREATE</text:span><text:span text:style-name="T10"> </text:span><text:span text:style-name="T18">DATABASE</text:span><text:span text:style-name="T10"> loja;</text:span></text:p>
      <text:p text:style-name="P44"/>
      <text:p text:style-name="P80"><text:span text:style-name="T10"><text:tab/></text:span><text:span text:style-name="T14">Selecionar a loja:</text:span></text:p>
      <text:p text:style-name="P80"><text:span text:style-name="T14"><text:tab/><text:tab/></text:span><text:span text:style-name="T22">USE loja;</text:span></text:p>
      <text:p text:style-name="P65"><text:tab/></text:p>
      <text:p text:style-name="P80"><text:span text:style-name="T22"><text:tab/></text:span><text:span text:style-name="T14">Criando uma tabela:</text:span></text:p>
      <text:p text:style-name="P81"><text:span text:style-name="T14"><text:tab/><text:tab/></text:span><text:span text:style-name="T22">CREATE</text:span><text:span text:style-name="T14"> </text:span><text:span text:style-name="T22">TABLE</text:span><text:span text:style-name="T14"> produtos ( </text:span></text:p>
      <text:p text:style-name="P81"><text:span text:style-name="T14"><text:tab/><text:tab/><text:tab/>p_id </text:span><text:span text:style-name="T22">INT</text:span><text:span text:style-name="T14"> </text:span><text:span text:style-name="T22">NOT</text:span><text:span text:style-name="T14"> </text:span><text:span text:style-name="T22">NULL</text:span><text:span text:style-name="T14"> </text:span><text:span text:style-name="T22">AUTO</text:span><text:span text:style-name="T14">_</text:span><text:span text:style-name="T22">INCREMENT</text:span><text:span text:style-name="T14">, </text:span></text:p>
      <text:p text:style-name="P81"><text:span text:style-name="T14"><text:tab/><text:tab/><text:tab/>p_nome </text:span><text:span text:style-name="T22">VARCHAR</text:span><text:span text:style-name="T14"> (100) NOT NULL, </text:span></text:p>
      <text:p text:style-name="P81"><text:span text:style-name="T14"><text:tab/><text:tab/><text:tab/>p_autor </text:span><text:span text:style-name="T22">VARCHAR</text:span><text:span text:style-name="T14">(100) NOT NULL, </text:span></text:p>
      <text:p text:style-name="P81"><text:span text:style-name="T14"><text:tab/><text:tab/><text:tab/>p_tipo </text:span><text:span text:style-name="T22">INT</text:span><text:span text:style-name="T14"> </text:span><text:span text:style-name="T22">NOT</text:span><text:span text:style-name="T14"> </text:span><text:span text:style-name="T22">NULL</text:span><text:span text:style-name="T14">, </text:span></text:p>
      <text:p text:style-name="P81"><text:span text:style-name="T14"><text:tab/><text:tab/><text:tab/>p_genero </text:span><text:span text:style-name="T22">VARCHAR</text:span><text:span text:style-name="T14"> (50), </text:span></text:p>
      <text:p text:style-name="P81"><text:span text:style-name="T14"><text:tab/><text:tab/><text:tab/>p_data </text:span><text:span text:style-name="T22">DATE</text:span><text:span text:style-name="T14">, </text:span></text:p>
      <text:p text:style-name="P81"><text:span text:style-name="T14"><text:tab/><text:tab/><text:tab/></text:span><text:span text:style-name="T22">PRIMARY</text:span><text:span text:style-name="T14"> </text:span><text:span text:style-name="T22">KEY</text:span><text:span text:style-name="T14">(p_id));</text:span></text:p>
      <text:p text:style-name="P48"/>
      <text:p text:style-name="P48"/>
      <text:p text:style-name="P48"/>
      <text:p text:style-name="P87"><text:span text:style-name="T81">A</text:span><text:span text:style-name="T80">LTER TABLE:</text:span></text:p>
      <text:p text:style-name="P91"/>
      <text:p text:style-name="P87"><text:span text:style-name="T80"><text:tab/></text:span><text:a xlink:type="simple" xlink:href="https://cursos.alura.com.br/forum/topico-como-deletar-uma-coluna-204858" text:style-name="Internet_20_link" text:visited-style-name="Visited_20_Internet_20_Link"><text:span text:style-name="T80">https://cursos.alura.com.br/forum/topico-como-deletar-uma-coluna-204858</text:span></text:a></text:p>
      <text:p text:style-name="P46"><text:tab/></text:p>
      <text:p text:style-name="P46"><text:tab/>Adiciona um campo na tabela:</text:p>
      <text:p text:style-name="P82"><text:span text:style-name="T14"><text:tab/><text:tab/></text:span><text:span text:style-name="T23">ALTER TABLE</text:span><text:span text:style-name="T15"> produtos</text:span></text:p>
      <text:p text:style-name="P83"><text:span text:style-name="T15"><text:tab/><text:tab/></text:span><text:span text:style-name="T23">ADD</text:span><text:span text:style-name="T15"> p_gravadora </text:span><text:span text:style-name="T23">VARCHAR</text:span><text:span text:style-name="T15"> (50);</text:span></text:p>
      <text:p text:style-name="P47"/>
      <text:p text:style-name="P83"><text:span text:style-name="T15"><text:tab/></text:span><text:span text:style-name="T16">Para apagar uma coluna:</text:span></text:p>
      <text:p text:style-name="P83"><text:span text:style-name="T16"><text:tab/><text:tab/></text:span><text:span text:style-name="T24">ALTER</text:span><text:span text:style-name="T16"> </text:span><text:span text:style-name="T24">TABLE</text:span><text:span text:style-name="T16"> </text:span><text:span text:style-name="T17">nomeT</text:span><text:span text:style-name="T16">abela</text:span></text:p>
      <text:p text:style-name="P83"><text:span text:style-name="T16"><text:tab/><text:tab/></text:span><text:span text:style-name="T24">DROP</text:span><text:span text:style-name="T16"> </text:span><text:span text:style-name="T24">COLUMN</text:span><text:span text:style-name="T16"> nomeColuna;</text:span></text:p>
      <text:p text:style-name="P50"/>
      <text:p text:style-name="P83"><text:span text:style-name="T16"><text:tab/>Para alterar o nome </text:span><text:span text:style-name="T17">na coluna:</text:span></text:p>
      <text:p text:style-name="P83"><text:soft-page-break/><text:span text:style-name="T17"><text:tab/><text:tab/></text:span><text:span text:style-name="T25">ALTER</text:span><text:span text:style-name="T17"> </text:span><text:span text:style-name="T25">TABLE</text:span><text:span text:style-name="T17"> nomeTabela</text:span></text:p>
      <text:p text:style-name="P83"><text:span text:style-name="T17"><text:tab/><text:tab/></text:span><text:span text:style-name="T25">CHANGE</text:span><text:span text:style-name="T17"> nomeColuna novoNomeColuna </text:span><text:span text:style-name="T25">VARCHAR</text:span><text:span text:style-name="T17">(50);</text:span></text:p>
      <text:p text:style-name="P51"/>
      <text:p text:style-name="P51"/>
      <text:p text:style-name="P51"/>
      <text:p text:style-name="P88"><text:span text:style-name="T82">C</text:span><text:span text:style-name="T80">RIAR INDICE:</text:span></text:p>
      <text:p text:style-name="P92"/>
      <text:p text:style-name="P88"><text:span text:style-name="T80"><text:tab/></text:span><text:a xlink:type="simple" xlink:href="https://www.devmedia.com.br/indices-no-sql-server/18353" text:style-name="Internet_20_link" text:visited-style-name="Visited_20_Internet_20_Link"><text:span text:style-name="T80">https://www.devmedia.com.br/indices-no-sql-server/18353</text:span></text:a></text:p>
      <text:p text:style-name="P66"/>
      <text:p text:style-name="P70"><text:span text:style-name="T80"><text:tab/></text:span><text:span text:style-name="T79"><text:tab/></text:span><text:span text:style-name="T80">CREATE</text:span><text:span text:style-name="T79"> </text:span><text:span text:style-name="T80">INDEX</text:span><text:span text:style-name="T79"> nomeIndice </text:span></text:p>
      <text:p text:style-name="P71"><text:span text:style-name="T80"><text:tab/><text:tab/></text:span><text:span text:style-name="T73">ON</text:span><text:span text:style-name="T80"> nomeTabela (nomeColuna </text:span><text:span text:style-name="T73">ASC</text:span><text:span text:style-name="T80">);</text:span></text:p>
      <text:p text:style-name="P52"/>
      <text:p text:style-name="P52"/>
      <text:p text:style-name="P52"/>
      <text:p text:style-name="P92">INSERINDO DADOS NA TABELA:</text:p>
      <text:p text:style-name="P92"/>
      <text:p text:style-name="P88"><text:span text:style-name="T80"><text:tab/></text:span><text:span text:style-name="T10">Exemplo:</text:span></text:p>
      <text:p text:style-name="P88"><text:span text:style-name="T80"><text:tab/><text:tab/></text:span><text:span text:style-name="T26">INSERT</text:span><text:span text:style-name="T10"> </text:span><text:span text:style-name="T26">INTO</text:span><text:span text:style-name="T10"> produtos </text:span></text:p>
      <text:p text:style-name="P71"><text:span text:style-name="T80"><text:tab/><text:tab/></text:span><text:span text:style-name="T73">VALUES</text:span><text:span text:style-name="T80"> </text:span></text:p>
      <text:p text:style-name="P52"><text:tab/><text:tab/>(1, 'nevermind', 'nirvana', 1, 'grunge', '1991-02-01', 'records');</text:p>
      <text:p text:style-name="P53"/>
      <text:p text:style-name="P53"/>
      <text:p text:style-name="P53"/>
      <text:p text:style-name="P89"><text:span text:style-name="T73">ALTERANDO DADOS DA TABELA</text:span><text:span text:style-name="T80">:</text:span></text:p>
      <text:p text:style-name="P54"/>
      <text:p text:style-name="P54"><text:tab/>Exemplo:</text:p>
      <text:p text:style-name="P73"><text:span text:style-name="T80"><text:tab/><text:tab/></text:span><text:span text:style-name="T73">UPDATE</text:span><text:span text:style-name="T80"> <text:s/>produtos </text:span></text:p>
      <text:p text:style-name="P73"><text:span text:style-name="T80"><text:tab/><text:tab/></text:span><text:span text:style-name="T73">SET</text:span><text:span text:style-name="T80"> p_data = '1996-06-14' </text:span></text:p>
      <text:p text:style-name="P73"><text:span text:style-name="T80"><text:tab/><text:tab/></text:span><text:span text:style-name="T73">WHERE</text:span><text:span text:style-name="T80"> p_id = 2;</text:span></text:p>
      <text:p text:style-name="P52"/>
      <text:p text:style-name="P52"><text:tab/></text:p>
      <text:p text:style-name="P52"><text:tab/></text:p>
      <text:p text:style-name="P52"><text:tab/></text:p>
      <text:p text:style-name="P89"><text:span text:style-name="T73">DELETANDO DADOS DA TABELA</text:span><text:span text:style-name="T80">:</text:span></text:p>
      <text:p text:style-name="P54"/>
      <text:p text:style-name="P54"><text:tab/>Exemplo:</text:p>
      <text:p text:style-name="P73"><text:span text:style-name="T80"><text:tab/><text:tab/></text:span><text:span text:style-name="T73">DELETE </text:span><text:span text:style-name="T76">FROM</text:span><text:span text:style-name="T80"> produtos </text:span></text:p>
      <text:p text:style-name="P72"><text:span text:style-name="T83"><text:tab/><text:tab/></text:span><text:span text:style-name="T75">WHERE</text:span><text:span text:style-name="T83"> p_id = 1;</text:span><text:span text:style-name="T80"><text:tab/></text:span></text:p>
      <text:p text:style-name="P52"/>
      <text:p text:style-name="P52"/>
      <text:p text:style-name="P52"/>
      <text:p text:style-name="P74"><text:span text:style-name="T73">P</text:span><text:span text:style-name="T77">ara complemento </text:span><text:span text:style-name="T78">do</text:span><text:span text:style-name="T77"> material de MySQL, utilizar a apostila anotacoes.odt </text:span></text:p>
      <text:p text:style-name="P69">de 7-postgreSQL</text:p>
      <text:p text:style-name="P52"><text:tab/></text:p>
      <text:p text:style-name="P52"/>
      <text:p text:style-name="P52"><text:tab/></text:p>
      <text:p text:style-name="P51"><text:tab/><text:tab/></text:p>
      <text:p text:style-name="P49"><text:tab/><text:tab/><text:tab/></text:p>
      <text:p text:style-name="P65"/>
      <text:p text:style-name="P65"><text:tab/></text:p>
      <text:p text:style-name="P44"/>
      <text:p text:style-name="P44"><text:tab/></text:p>
      <text:p text:style-name="P2"><text:soft-page-break/>PHP:</text:p>
      <text:p text:style-name="P2"/>
      <text:p text:style-name="P100">MÓDULO: INICIANDO COM O PHP 7.2</text:p>
      <text:p text:style-name="P24"/>
      <text:p text:style-name="P7">INTRODUÇÃO:</text:p>
      <text:p text:style-name="P98"><text:tab/></text:p>
      <text:p text:style-name="P6"><text:span text:style-name="T4"><text:tab/>É uma linguagem de programação utilizada </text:span><text:span text:style-name="T6">p</text:span><text:span text:style-name="T4">ara construir sites dinâmicos, extensões de integração de aplicações e agilizar no desenvolvimento de um sistema.</text:span></text:p>
      <text:p text:style-name="P24"/>
      <text:p text:style-name="P24"><text:tab/><text:tab/>→ Linguagem mais utilizada na web.</text:p>
      <text:p text:style-name="P24"><text:tab/><text:tab/>→ Desenvolvimento focado para web.</text:p>
      <text:p text:style-name="P24"><text:tab/><text:tab/>→ Frameworks ideias para todo tipo de projeto.</text:p>
      <text:p text:style-name="P24"><text:tab/><text:tab/>→ Suporte constante (está sempre sendo atualizado).</text:p>
      <text:p text:style-name="P24"><text:tab/><text:tab/>→ Utilizado por sites grandiosos:</text:p>
      <text:p text:style-name="P24"><text:tab/><text:tab/><text:tab/>- Wikipedia</text:p>
      <text:p text:style-name="P24"><text:tab/><text:tab/><text:tab/>- Pinterest</text:p>
      <text:p text:style-name="P24"><text:tab/><text:tab/><text:tab/>- Facebook</text:p>
      <text:p text:style-name="P55"/>
      <text:p text:style-name="P55"/>
      <text:p text:style-name="P93">INSTALANDO O APACHE <text:span text:style-name="T84">E PHP</text:span></text:p>
      <text:p text:style-name="P94"><text:tab/><text:tab/></text:p>
      <text:p text:style-name="P102"><text:tab/>sudo apt install apache2</text:p>
      <text:p text:style-name="P57"><text:tab/></text:p>
      <text:p text:style-name="P12"><text:span text:style-name="T36"><text:tab/>sudo apt install </text:span><text:span text:style-name="T47">php</text:span></text:p>
      <text:p text:style-name="P93"><text:tab/></text:p>
      <text:p text:style-name="P93"/>
      <text:p text:style-name="P93"/>
      <text:p text:style-name="P95">INSTALAR MÓDULOS DO PHP: <text:span text:style-name="T85">(IMPORTANTE!)</text:span></text:p>
      <text:p text:style-name="P95"><text:tab/></text:p>
      <text:p text:style-name="P13"><text:span text:style-name="T58"><text:tab/></text:span><text:span text:style-name="T38">sudo apt install </text:span><text:span text:style-name="T47">php-</text:span><text:span text:style-name="T36">mysql</text:span><text:span text:style-name="T37"><text:tab/>ou<text:tab/>sudo apt install </text:span><text:span text:style-name="T36">php-pgsql</text:span></text:p>
      <text:p text:style-name="P67"/>
      <text:p text:style-name="P13"><text:span text:style-name="T36"><text:tab/></text:span><text:span text:style-name="T37">Para ver todos os módulos instalados no php:</text:span></text:p>
      <text:p text:style-name="P13"><text:span text:style-name="T37"><text:tab/><text:tab/></text:span><text:span text:style-name="T36">apt-cache search --names-only ^php</text:span></text:p>
      <text:p text:style-name="P59"/>
      <text:p text:style-name="P59"/>
      <text:p text:style-name="P93"/>
      <text:p text:style-name="P8"><text:span text:style-name="T72">A</text:span>BRIR UM SERVIDOR NO PHP:</text:p>
      <text:p text:style-name="P31"/>
      <text:p text:style-name="P9"><text:span text:style-name="T7"><text:tab/></text:span><text:span text:style-name="T48">php -S localhost:8080</text:span></text:p>
      <text:p text:style-name="P68"/>
      <text:p text:style-name="P68"/>
      <text:p text:style-name="P68"/>
      <text:p text:style-name="P127">DECLARAR UMA VARIÁVEL:</text:p>
      <text:p text:style-name="P68"/>
      <text:p text:style-name="P9"><text:span text:style-name="T48"><text:tab/></text:span><text:span text:style-name="T49">$nomeVariavel</text:span><text:span text:style-name="T39"> = valor;</text:span></text:p>
      <text:p text:style-name="P116"/>
      <text:p text:style-name="P9"><text:span text:style-name="T39"><text:tab/></text:span><text:span text:style-name="T49">var_dump () :</text:span></text:p>
      <text:p text:style-name="P9"><text:span text:style-name="T49"><text:tab/><text:tab/></text:span><text:span text:style-name="T39">Mostra o tipo da variável, function, array. Etc</text:span></text:p>
      <text:p text:style-name="P116"/>
      <text:p text:style-name="P9"><text:span text:style-name="T39"><text:tab/></text:span><text:span text:style-name="T59">CONSTANTE</text:span><text:span text:style-name="T42">:<text:tab/></text:span></text:p>
      <text:p text:style-name="P9"><text:span text:style-name="T42"><text:tab/><text:tab/></text:span><text:span text:style-name="T52">define</text:span><text:span text:style-name="T42"> (“MAXIMO_VALOR”, 100);</text:span></text:p>
      <text:p text:style-name="P116"/>
      <text:p text:style-name="P14"><text:soft-page-break/><text:span text:style-name="T63">A</text:span><text:span text:style-name="T58">LGORITMOS </text:span><text:span text:style-name="T64">E LÓGICA DE PROGRAMAÇÃO:</text:span></text:p>
      <text:p text:style-name="P117"/>
      <text:p text:style-name="P10"><text:span text:style-name="T37"><text:tab/></text:span><text:span text:style-name="T51">Algoritmos → </text:span><text:span text:style-name="T37">É uma sequência logica que visa obter uma solução para um determinado tipo de problema.</text:span></text:p>
      <text:p text:style-name="P117"/>
      <text:p text:style-name="P10"><text:span text:style-name="T37"><text:tab/></text:span><text:span text:style-name="T51">Lógica de programação →</text:span><text:span text:style-name="T41"> </text:span><text:span text:style-name="T37">É </text:span><text:span text:style-name="T40">a organização coesa de uma sequencia de instruções voltadas à resolução de um problema, ou a criação de um software.</text:span></text:p>
      <text:p text:style-name="P118"/>
      <text:p text:style-name="P10"><text:span text:style-name="T40"><text:tab/><text:tab/></text:span><text:span text:style-name="T50">→ </text:span><text:span text:style-name="T40">Variáveis e constantes</text:span></text:p>
      <text:p text:style-name="P10"><text:span text:style-name="T40"><text:tab/><text:tab/></text:span><text:span text:style-name="T50">→ </text:span><text:span text:style-name="T40">Tipos de dados</text:span></text:p>
      <text:p text:style-name="P10"><text:span text:style-name="T40"><text:tab/><text:tab/></text:span><text:span text:style-name="T50">→ </text:span><text:span text:style-name="T40">Estrutura de seleção e repetição</text:span></text:p>
      <text:p text:style-name="P118"/>
      <text:p text:style-name="P10"><text:span text:style-name="T40"><text:tab/></text:span><text:span text:style-name="T51">TIPOS DE DADOS:</text:span></text:p>
      <text:p text:style-name="P117"/>
      <text:p text:style-name="P10"><text:span text:style-name="T37"><text:tab/><text:tab/></text:span><text:span text:style-name="T48">→</text:span><text:span text:style-name="T37"> </text:span><text:span text:style-name="T41">string</text:span></text:p>
      <text:p text:style-name="P10"><text:span text:style-name="T41"><text:tab/><text:tab/></text:span><text:span text:style-name="T51">→</text:span><text:span text:style-name="T41"> number</text:span></text:p>
      <text:p text:style-name="P10"><text:span text:style-name="T41"><text:tab/><text:tab/></text:span><text:span text:style-name="T51">→</text:span><text:span text:style-name="T41"> boolean</text:span></text:p>
      <text:p text:style-name="P10"><text:span text:style-name="T41"><text:tab/><text:tab/></text:span><text:span text:style-name="T51">→</text:span><text:span text:style-name="T41"> float</text:span></text:p>
      <text:p text:style-name="P10"><text:span text:style-name="T41"><text:tab/><text:tab/></text:span><text:span text:style-name="T51">→</text:span><text:span text:style-name="T41"> array</text:span></text:p>
      <text:p text:style-name="P10"><text:span text:style-name="T41"><text:tab/><text:tab/></text:span><text:span text:style-name="T51">→</text:span><text:span text:style-name="T41"> objeto</text:span></text:p>
      <text:p text:style-name="P119"/>
      <text:p text:style-name="P10"><text:span text:style-name="T41"><text:tab/></text:span><text:span text:style-name="T51">ESTRUTURAS DE DECISÃO:</text:span></text:p>
      <text:p text:style-name="P104"/>
      <text:p text:style-name="P10"><text:span text:style-name="T51"><text:tab/><text:tab/>→ </text:span><text:span text:style-name="T41">if</text:span></text:p>
      <text:p text:style-name="P11"><text:span text:style-name="T41"><text:tab/><text:tab/></text:span><text:span text:style-name="T51">→</text:span><text:span text:style-name="T41"> else if</text:span></text:p>
      <text:p text:style-name="P11"><text:span text:style-name="T41"><text:tab/><text:tab/></text:span><text:span text:style-name="T51">→</text:span><text:span text:style-name="T41"> while</text:span></text:p>
      <text:p text:style-name="P11"><text:span text:style-name="T41"><text:tab/><text:tab/></text:span><text:span text:style-name="T51">→</text:span><text:span text:style-name="T41"> case</text:span></text:p>
      <text:p text:style-name="P11"><text:span text:style-name="T41"><text:tab/><text:tab/></text:span><text:span text:style-name="T51">→</text:span><text:span text:style-name="T41"> for</text:span></text:p>
      <text:p text:style-name="P11"><text:span text:style-name="T41"><text:tab/><text:tab/></text:span><text:span text:style-name="T51">→</text:span><text:span text:style-name="T41"> foreach</text:span></text:p>
      <text:p text:style-name="P120"/>
      <text:p text:style-name="P120"/>
      <text:p text:style-name="P15"><text:span text:style-name="T58">OPERADORES </text:span><text:span text:style-name="T65">DE COMPARAÇÃO</text:span><text:span text:style-name="T58">:</text:span></text:p>
      <text:p text:style-name="P128"><text:tab/></text:p>
      <text:p text:style-name="P16"><text:span text:style-name="T58"><text:tab/></text:span><text:span text:style-name="T53">=<text:tab/><text:tab/></text:span></text:p>
      <text:p text:style-name="P22"><text:tab/>!=<text:tab/><text:tab/></text:p>
      <text:p text:style-name="P22"><text:tab/>==<text:tab/></text:p>
      <text:p text:style-name="P22"><text:tab/>===</text:p>
      <text:p text:style-name="P22"><text:tab/>&lt; &gt;</text:p>
      <text:p text:style-name="P22"><text:tab/>&lt;</text:p>
      <text:p text:style-name="P22"><text:tab/>&lt;=</text:p>
      <text:p text:style-name="P22"><text:tab/>&gt;</text:p>
      <text:p text:style-name="P22"><text:tab/>&gt;=</text:p>
      <text:p text:style-name="P105"><text:tab/>&lt;=&gt;</text:p>
      <text:p text:style-name="P105"/>
      <text:p text:style-name="P129">OPERADORES DE ATRIBUIÇÃO:</text:p>
      <text:p text:style-name="P106"/>
      <text:p text:style-name="P32"><text:span text:style-name="T58"><text:tab/>+=<text:tab/><text:tab/>→ <text:s/></text:span><text:span text:style-name="T60">adição</text:span></text:p>
      <text:p text:style-name="P32"><text:span text:style-name="T58"><text:tab/>-=<text:tab/><text:tab/>→ </text:span><text:span text:style-name="T60"><text:s/>subtração</text:span></text:p>
      <text:p text:style-name="P32"><text:span text:style-name="T58"><text:tab/>*=<text:tab/><text:tab/>→ </text:span><text:span text:style-name="T60">multiplicação</text:span></text:p>
      <text:p text:style-name="P32"><text:span text:style-name="T58"><text:tab/>/=<text:tab/><text:tab/>→ </text:span><text:span text:style-name="T60">divisão</text:span></text:p>
      <text:p text:style-name="P32"><text:span text:style-name="T58"><text:tab/>%=<text:tab/><text:tab/>→ </text:span><text:span text:style-name="T60">módulo (resto)</text:span></text:p>
      <text:p text:style-name="P33"><text:span text:style-name="T58"><text:tab/>.= <text:tab/><text:tab/>→ </text:span><text:span text:style-name="T60">concatenação</text:span></text:p>
      <text:p text:style-name="P17"><text:soft-page-break/><text:span text:style-name="T58">OPERADORES </text:span><text:span text:style-name="T66">LÓGICOS</text:span><text:span text:style-name="T58">:</text:span></text:p>
      <text:p text:style-name="P107"/>
      <text:p text:style-name="P33"><text:span text:style-name="T58"><text:tab/></text:span><text:span text:style-name="T66">&amp;&amp;</text:span><text:span text:style-name="T58"><text:tab/><text:tab/>→ <text:s/></text:span><text:span text:style-name="T61">AND</text:span></text:p>
      <text:p text:style-name="P33"><text:span text:style-name="T58"><text:tab/></text:span><text:span text:style-name="T66">||</text:span><text:span text:style-name="T58"><text:tab/><text:tab/>→ </text:span><text:span text:style-name="T60"><text:s/></text:span><text:span text:style-name="T61">OU</text:span></text:p>
      <text:p text:style-name="P33"><text:span text:style-name="T58"><text:tab/></text:span><text:span text:style-name="T66">XOR</text:span><text:span text:style-name="T58"><text:tab/><text:tab/>→ </text:span><text:span text:style-name="T61">Exclusivo</text:span></text:p>
      <text:p text:style-name="P33"><text:span text:style-name="T58"><text:tab/>!</text:span><text:span text:style-name="T66">=</text:span><text:span text:style-name="T58"><text:tab/><text:tab/>→ </text:span><text:span text:style-name="T61">NÃO (Não é verdadeiro).</text:span></text:p>
      <text:p text:style-name="P121"/>
      <text:p text:style-name="P121"/>
      <text:p text:style-name="P121"/>
      <text:p text:style-name="P18"><text:span text:style-name="T66">R</text:span><text:span text:style-name="T58">EQUISIÇÃO DE ARQUIVOS:</text:span></text:p>
      <text:p text:style-name="P130"/>
      <text:p text:style-name="P18"><text:span text:style-name="T58"><text:tab/></text:span><text:span text:style-name="T67">INCLUDE </text:span><text:span text:style-name="T68">E REQUIRE:</text:span></text:p>
      <text:p text:style-name="P108"/>
      <text:p text:style-name="P18"><text:span text:style-name="T54"><text:tab/><text:tab/></text:span><text:span text:style-name="T43">Utiliza outros arquivos como base de código. Um exemplo seria: criar um header em um arquivo e fazer um include em outro para reutilizar o código.</text:span></text:p>
      <text:p text:style-name="P34"><text:span text:style-name="T61"><text:tab/><text:tab/></text:span><text:span text:style-name="T62">Caso o arquivo não for encontrado, </text:span><text:span text:style-name="T69">require </text:span><text:span text:style-name="T62">pausa a execução do programa, enquanto o </text:span><text:span text:style-name="T69">include </text:span><text:span text:style-name="T62"><text:s/>permite que continue.</text:span></text:p>
      <text:p text:style-name="P122"/>
      <text:p text:style-name="P122"/>
      <text:p text:style-name="P122"/>
      <text:p text:style-name="P19"><text:span text:style-name="T69">C</text:span><text:span text:style-name="T58">ONFIGURANDO O PHP.INI:</text:span></text:p>
      <text:p text:style-name="P131"><text:tab/></text:p>
      <text:p text:style-name="P19"><text:span text:style-name="T58"><text:tab/></text:span><text:span text:style-name="T37">No terminal:</text:span></text:p>
      <text:p text:style-name="P19"><text:span text:style-name="T58"><text:tab/><text:tab/></text:span><text:span text:style-name="T36">cd /</text:span><text:span text:style-name="T55">etc/php/8.1/apache2</text:span></text:p>
      <text:p text:style-name="P123"><text:tab/></text:p>
      <text:p text:style-name="P123"><text:tab/>Após:</text:p>
      <text:p text:style-name="P19"><text:span text:style-name="T44"><text:tab/><text:tab/></text:span><text:span text:style-name="T55">sudo nano php.ini</text:span></text:p>
      <text:p text:style-name="P112"/>
      <text:p text:style-name="P19"><text:span text:style-name="T55"><text:tab/></text:span><text:span text:style-name="T44">Após:</text:span></text:p>
      <text:p text:style-name="P135"><text:span text:style-name="T44"><text:tab/><text:tab/>display_errors =</text:span><text:span text:style-name="T55"> off </text:span><text:span text:style-name="T44"><text:tab/>mudar para<text:tab/><text:tab/>→ display_errors = </text:span><text:span text:style-name="T55">on</text:span></text:p>
      <text:p text:style-name="P112"/>
      <text:p text:style-name="P19"><text:span text:style-name="T55"><text:tab/></text:span><text:span text:style-name="T45">Ativar o driver de pdo, iremos utilizar para ter acesso ao banco de dados: </text:span><text:span text:style-name="T46">(basta retirar a virgula da frente para ativá-lo).</text:span></text:p>
      <text:p text:style-name="P124"><text:tab/><text:tab/></text:p>
      <text:p text:style-name="P20"><text:span text:style-name="T45"><text:tab/><text:tab/></text:span><text:span text:style-name="T56">extension=pdo_mysql</text:span></text:p>
      <text:p text:style-name="P113"><text:tab/><text:tab/>extension=pdo_pgsql</text:p>
      <text:p text:style-name="P19"><text:span text:style-name="T56"><text:tab/><text:tab/></text:span><text:span text:style-name="T57">extension=pdo_curl</text:span></text:p>
      <text:p text:style-name="P114"><text:tab/><text:tab/>extension=openssl</text:p>
      <text:p text:style-name="P113"><text:tab/><text:tab/></text:p>
      <text:p text:style-name="P113"/>
      <text:p text:style-name="P19"><text:span text:style-name="T56"><text:tab/></text:span><text:span text:style-name="T46">Configurar o date.timezone para PtRue</text:span></text:p>
      <text:p text:style-name="P125"/>
      <text:p text:style-name="P19"><text:span text:style-name="T46"><text:tab/><text:tab/></text:span><text:span text:style-name="T57">date.timezone = America/Sao_Paulo</text:span></text:p>
      <text:p text:style-name="P131"/>
      <text:p text:style-name="P131"/>
      <text:p text:style-name="P131"/>
      <text:p text:style-name="P131"/>
      <text:p text:style-name="P133">IMPORTANTE!!!!</text:p>
      <text:p text:style-name="P131"/>
      <text:p text:style-name="P131"/>
      <text:p text:style-name="P132">EXEMPLOS DE ESTUDOS PHP ATÉ O MOMENTO, IR ATÉ A PASTA</text:p>
      <text:p text:style-name="P109">8-php/Udemy/1-iniciandoComPHP</text:p>
      <text:p text:style-name="P115"><text:soft-page-break/>MÓDULO: <text:s/>INICIANDO ORIENTAÇÃO A OBJETOS COM PHP</text:p>
      <text:p text:style-name="P126"/>
      <text:p text:style-name="P110"><text:tab/><text:a xlink:type="simple" xlink:href="https://balta.io/blog/orientacao-a-objetos" text:style-name="Internet_20_link" text:visited-style-name="Visited_20_Internet_20_Link">https://balta.io/blog/orientacao-a-objetos</text:a></text:p>
      <text:p text:style-name="P110"/>
      <text:p text:style-name="P110"/>
      <text:p text:style-name="P134"><text:tab/>CLASSES:</text:p>
      <text:p text:style-name="P111"><text:tab/><text:tab/><text:span text:style-name="T70">Estrutura estática que define um tipo de dado. Essa </text:span>classe<text:span text:style-name="T70"> pode conter </text:span>atributos<text:span text:style-name="T70"> que também podemos chamar de variáveis.</text:span></text:p>
      <text:p text:style-name="P111"><text:span text:style-name="T70"><text:tab/><text:tab/>Dentro das classes, também podemos ter </text:span>funções<text:span text:style-name="T70">, que chamamos de </text:span>métodos<text:span text:style-name="T70">. (são usados para manipular os atributos, variáveis).</text:span></text:p>
      <text:p text:style-name="P110"/>
      <text:p text:style-name="P110"/>
      <text:p text:style-name="P110"/>
      <text:p text:style-name="P109"/>
      <text:p text:style-name="P109"/>
      <text:p text:style-name="P109"/>
      <text:p text:style-name="P128"><text:tab/></text:p>
      <text:p text:style-name="P117"/>
      <text:p text:style-name="P117"><text:tab/></text:p>
      <text:p text:style-name="P116"/>
      <text:p text:style-name="P116"/>
      <text:p text:style-name="P116"/>
      <text:p text:style-name="P116"/>
      <text:p text:style-name="P116"/>
      <text:p text:style-name="P116"/>
      <text:p text:style-name="P68"/>
      <text:p text:style-name="P68"/>
      <text:p text:style-name="P68"/>
      <text:p text:style-name="P68"/>
      <text:p text:style-name="P68"/>
      <text:p text:style-name="P68"/>
      <text:p text:style-name="P56"/>
      <text:p text:style-name="P56"><text:tab/></text:p>
      <text:p text:style-name="P56"/>
      <text:p text:style-name="P58"/>
      <text:p text:style-name="P30"/>
      <text:p text:style-name="P24"><text:s/></text:p>
      <text:p text:style-name="P61"/>
      <text:p text:style-name="P63"><text:tab/></text:p>
      <text:p text:style-name="P63"/>
      <text:p text:style-name="P42"/>
      <text:p text:style-name="P42"><text:tab/></text:p>
      <text:p text:style-name="P42"><text:tab/><text:tab/></text:p>
      <text:p text:style-name="P42"><text:tab/></text:p>
      <text:p text:style-name="P42"><text:tab/><text:tab/></text:p>
      <text:p text:style-name="P37"><text:tab/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9"/>
      <text:p text:style-name="P28"/>
      <text:p text:style-name="P28"><text:tab/></text:p>
      <text:p text:style-name="P5"><text:tab/></text:p>
      <text:p text:style-name="P29"><text:tab/></text:p>
      <text:p text:style-name="P60"><text:tab/></text:p>
      <text:p text:style-name="P41"/>
      <text:p text:style-name="P41"><text:tab/></text:p>
      <text:p text:style-name="P76"/>
      <text:p text:style-name="P76"><text:tab/></text:p>
      <text:p text:style-name="P36"/>
      <text:p text:style-name="P36"/>
      <text:p text:style-name="P36"/>
      <text:p text:style-name="P38"/>
      <text:p text:style-name="P38"/>
      <text:p text:style-name="P38"/>
      <text:p text:style-name="P38"><text:tab/></text:p>
      <text:p text:style-name="P23"><text:soft-page-break/><text:tab/></text:p>
      <text:p text:style-name="P23"/>
      <text:p text:style-name="P23"><text:tab/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9:10:54.286224178</meta:creation-date>
    <meta:editing-duration>PT4H10M10S</meta:editing-duration>
    <meta:editing-cycles>15</meta:editing-cycles>
    <meta:generator>LibreOffice/7.3.7.2$Linux_X86_64 LibreOffice_project/30$Build-2</meta:generator>
    <dc:date>2023-04-25T12:14:04.663908590</dc:date>
    <meta:document-statistic meta:table-count="0" meta:image-count="0" meta:object-count="0" meta:page-count="10" meta:paragraph-count="253" meta:word-count="1006" meta:character-count="6938" meta:non-whitespace-character-count="5756"/>
  </office:meta>
</office:document-meta>
</file>